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730843241619402129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8638038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657681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38874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9115735971202905916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454023764861808684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90767989560911849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5981667467627897744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261424252630372802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968159268891234770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752017468628740849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2132700202512019361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  <text:p text:style-name="P25">Mon May 27, <text:span text:style-name="T2">4 miles </text:span><text:s/></text:p>
      <text:p text:style-name="P25">I ran on the high school track, running wide so each lap was ¼ mile. </text:p>
      <text:p text:style-name="P25"><text:span text:style-name="T2">Run: </text:span>3 miles in 27:08, Splits: 9:15, 9:08, 8:45</text:p>
      <text:p text:style-name="P25"><text:span text:style-name="T2">Warm down:</text:span> rest 3:00, jog 1 mile in 10:30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7T08:44:59.52</dc:date>
    <dc:creator>James  Lombardi</dc:creator>
    <meta:editing-duration>P8DT21H22M3S</meta:editing-duration>
    <meta:editing-cycles>785</meta:editing-cycles>
    <meta:generator>OpenOffice/4.1.2$Win32 OpenOffice.org_project/412m3$Build-9782</meta:generator>
    <meta:document-statistic meta:table-count="0" meta:image-count="0" meta:object-count="0" meta:page-count="36" meta:paragraph-count="918" meta:word-count="11472" meta:character-count="57587"/>
  </office:meta>
</office:document-meta>
</file>